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1.97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3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cm" fo:min-width="3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3.75cm"/>
      <style:paragraph-properties style:writing-mode="lr-tb"/>
    </style:style>
    <style:style style:name="gr7" style:family="graphic" style:parent-style-name="objectwithoutfill">
      <style:graphic-properties draw:marker-end="Linienspitzen_20_1" draw:marker-end-width="0.3cm" draw:fill="none" draw:textarea-vertical-align="middle"/>
    </style:style>
    <style:style style:name="gr8" style:family="graphic" style:parent-style-name="objectwithoutfill">
      <style:graphic-properties draw:marker-end="Linienspitzen_20_2" draw:marker-end-width="0.3cm" draw:fill="none" draw:textarea-vertical-align="middle"/>
    </style:style>
    <style:style style:name="gr9" style:family="graphic" style:parent-style-name="objectwithoutfill">
      <style:graphic-properties draw:marker-end="Linienspitzen_20_3" draw:marker-end-width="0.3cm" draw:fill="none" draw:textarea-vertical-align="middle"/>
    </style:style>
    <style:style style:name="gr10" style:family="graphic" style:parent-style-name="objectwithoutfill">
      <style:graphic-properties draw:marker-end="Linienspitzen_20_5" draw:marker-end-width="0.3cm" draw:fill="none" draw:textarea-vertical-align="middle"/>
    </style:style>
    <style:style style:name="gr11" style:family="graphic" style:parent-style-name="objectwithoutfill">
      <style:graphic-properties draw:marker-start="Linienspitzen_20_9" draw:marker-end="Linienspitzen_20_2" draw:marker-end-width="0.3cm" draw:fill="none" draw:textarea-vertical-align="middle"/>
    </style:style>
    <style:style style:name="gr12" style:family="graphic" style:parent-style-name="objectwithoutfill">
      <style:graphic-properties draw:marker-end="Linienspitzen_20_13" draw:marker-end-width="0.3cm" draw:fill="none" draw:textarea-vertical-align="middle"/>
    </style:style>
    <style:style style:name="gr13" style:family="graphic" style:parent-style-name="objectwithoutfill">
      <style:graphic-properties draw:marker-end="Linienspitzen_20_14" draw:marker-end-width="0.3cm" draw:fill="none" draw:textarea-vertical-align="middle"/>
    </style:style>
    <style:style style:name="gr14" style:family="graphic" style:parent-style-name="objectwithoutfill">
      <style:graphic-properties draw:marker-end="Linienspitzen_20_15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696cm" fo:min-width="1.976cm"/>
      <style:paragraph-properties style:writing-mode="lr-tb"/>
    </style:style>
    <style:style style:name="gr16" style:family="graphic" style:parent-style-name="objectwithoutfill">
      <style:graphic-properties draw:marker-end="Linienspitzen_20_16" draw:marker-end-width="0.3cm" draw:fill="none" draw:textarea-vertical-align="middle"/>
    </style:style>
    <style:style style:name="gr17" style:family="graphic" style:parent-style-name="objectwithoutfill">
      <style:graphic-properties draw:marker-end="Linienspitzen_20_17" draw:marker-end-width="0.3cm" draw:fill="none" draw:textarea-vertical-align="middle"/>
    </style:style>
    <style:style style:name="gr18" style:family="graphic" style:parent-style-name="objectwithoutfill">
      <style:graphic-properties draw:marker-end="Linienspitzen_20_18" draw:marker-end-width="0.3cm" draw:fill="none" draw:textarea-vertical-align="middle"/>
    </style:style>
    <style:style style:name="gr19" style:family="graphic" style:parent-style-name="objectwithoutfill">
      <style:graphic-properties draw:marker-end="Linienspitzen_20_19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cm" fo:min-width="9.7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9.7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5cm" fo:min-width="5.2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5cm" fo:min-width="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2cm" fo:min-width="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5cm" fo:min-width="5.2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5cm" fo:min-width="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cm" fo:min-width="8cm"/>
      <style:paragraph-properties style:writing-mode="lr-tb"/>
    </style:style>
    <style:style style:name="gr28" style:family="graphic" style:parent-style-name="objectwithoutfill">
      <style:graphic-properties draw:marker-end="Linienspitzen_20_21" draw:marker-end-width="0.3cm" draw:fill="none" draw:textarea-vertical-align="middle"/>
    </style:style>
    <style:style style:name="gr29" style:family="graphic" style:parent-style-name="objectwithoutfill">
      <style:graphic-properties draw:marker-end="Linienspitzen_20_22" draw:marker-end-width="0.3cm" draw:fill="none" draw:textarea-vertical-align="middle"/>
    </style:style>
    <style:style style:name="gr30" style:family="graphic" style:parent-style-name="objectwithoutfill">
      <style:graphic-properties draw:marker-end="Linienspitzen_20_23" draw:marker-end-width="0.3cm" draw:fill="none" draw:textarea-vertical-align="middle"/>
    </style:style>
    <style:style style:name="gr31" style:family="graphic" style:parent-style-name="objectwithoutfill">
      <style:graphic-properties draw:marker-end="Linienspitzen_20_24" draw:marker-end-width="0.3cm" draw:fill="none" draw:textarea-vertical-align="middle"/>
    </style:style>
    <style:style style:name="gr32" style:family="graphic" style:parent-style-name="objectwithoutfill">
      <style:graphic-properties draw:marker-end="Linienspitzen_20_25" draw:marker-end-width="0.3cm" draw:fill="none" draw:textarea-vertical-align="middle"/>
    </style:style>
    <style:style style:name="gr33" style:family="graphic" style:parent-style-name="objectwithoutfill">
      <style:graphic-properties draw:marker-end="Linienspitzen_20_26" draw:marker-end-width="0.3cm" draw:fill="none" draw:textarea-vertical-align="middle"/>
    </style:style>
    <style:style style:name="gr34" style:family="graphic" style:parent-style-name="objectwithoutfill">
      <style:graphic-properties draw:marker-end="Linienspitzen_20_27" draw:marker-end-width="0.3cm" draw:fill="none" draw:textarea-vertical-align="middle"/>
    </style:style>
    <style:style style:name="gr35" style:family="graphic" style:parent-style-name="objectwithoutfill">
      <style:graphic-properties draw:marker-end="Linienspitzen_20_28" draw:marker-end-width="0.3cm" draw:fill="none" draw:textarea-vertical-align="middle"/>
    </style:style>
    <style:style style:name="gr36" style:family="graphic" style:parent-style-name="objectwithoutfill">
      <style:graphic-properties draw:marker-end="Linienspitzen_20_29" draw:marker-end-width="0.3cm" draw:fill="none" draw:textarea-vertical-align="middle"/>
    </style:style>
    <style:style style:name="gr37" style:family="graphic" style:parent-style-name="objectwithoutfill">
      <style:graphic-properties draw:marker-end="Linienspitzen_20_3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5cm" svg:height="2.25cm" svg:x="2.75cm" svg:y="1.7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cm" svg:height="2.25cm" svg:x="2.5cm" svg:y="5.75cm">
          <text:p text:style-name="P1">Login Nodes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cm" svg:height="2.75cm" svg:x="2.5cm" svg:y="9cm">
          <text:p text:style-name="P1">Tursa Compute Nodes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4.25cm" svg:height="1.25cm" svg:x="8.5cm" svg:y="1.75cm">
          <text:p text:style-name="P1">Github.com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4.25cm" svg:height="1.25cm" svg:x="8.5cm" svg:y="3cm">
          <text:p text:style-name="P1">Gitlab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.25cm" svg:height="1.75cm" svg:x="8.5cm" svg:y="9.5cm">
          <text:p text:style-name="P1">TeamCity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4.25cm" svg:height="2.25cm" svg:x="8.5cm" svg:y="15cm">
          <text:p text:style-name="P1">Build Agent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curve" svg:x1="4.5cm" svg:y1="4cm" svg:x2="4.5cm" svg:y2="5.75cm" draw:start-shape="id1" draw:start-glue-point="8" draw:end-shape="id2" draw:end-glue-point="0" svg:d="M4500 4000v1750" svg:viewBox="0 0 1 1751">
          <text:p/>
        </draw:connector>
        <draw:connector draw:style-name="gr8" draw:text-style-name="P2" draw:layer="layout" draw:type="curve" svg:x1="4.5cm" svg:y1="8cm" svg:x2="4.5cm" svg:y2="9cm" draw:start-shape="id2" draw:start-glue-point="2" draw:end-shape="id3" draw:end-glue-point="0" svg:d="M4500 8000v1000" svg:viewBox="0 0 1 1001">
          <text:p/>
        </draw:connector>
        <draw:connector draw:style-name="gr9" draw:text-style-name="P2" xml:id="id7" draw:id="id7" draw:layer="layout" draw:type="curve" svg:x1="6.5cm" svg:y1="10.375cm" svg:x2="6.5cm" svg:y2="10.375cm" draw:start-shape="id3" draw:end-shape="id3" svg:d="M6500 10375z" svg:viewBox="0 0 1 1">
          <text:p/>
        </draw:connector>
        <draw:connector draw:style-name="gr10" draw:text-style-name="P2" draw:layer="layout" draw:type="curve" svg:x1="10.625cm" svg:y1="9.5cm" svg:x2="10.625cm" svg:y2="4.25cm" draw:start-shape="id4" draw:start-glue-point="0" draw:end-shape="id5" draw:end-glue-point="2" svg:d="M10625 9500v-5250" svg:viewBox="0 0 1 5251">
          <text:p/>
        </draw:connector>
        <draw:connector draw:style-name="gr11" draw:text-style-name="P2" draw:layer="layout" draw:type="curve" svg:x1="10.625cm" svg:y1="11.25cm" svg:x2="10.625cm" svg:y2="15cm" draw:start-shape="id4" draw:start-glue-point="2" draw:end-shape="id6" draw:end-glue-point="0" svg:d="M10625 11250v3750" svg:viewBox="0 0 1 3751">
          <text:p/>
        </draw:connector>
        <draw:connector draw:style-name="gr12" draw:text-style-name="P2" draw:layer="layout" draw:type="curve" svg:x1="8.5cm" svg:y1="16.125cm" svg:x2="4.5cm" svg:y2="11.75cm" draw:start-shape="id6" draw:start-glue-point="3" draw:end-shape="id3" draw:end-glue-point="2" svg:d="M8500 16125c-2667 0-4000-1458-4000-4375" svg:viewBox="0 0 4001 4376">
          <text:p/>
        </draw:connector>
        <draw:connector draw:style-name="gr13" draw:text-style-name="P2" draw:layer="layout" draw:type="curve" svg:x1="6.25cm" svg:y1="2.875cm" svg:x2="8.5cm" svg:y2="3.625cm" draw:start-shape="id1" draw:start-glue-point="10" draw:end-shape="id5" draw:end-glue-point="3" svg:d="M6250 2875c1689 0 564 750 2250 750" svg:viewBox="0 0 2251 751">
          <text:p/>
        </draw:connector>
        <draw:connector draw:style-name="gr14" draw:text-style-name="P2" draw:layer="layout" draw:type="curve" svg:x1="6.5cm" svg:y1="10.375cm" svg:x2="8.5cm" svg:y2="10.375cm" draw:start-shape="id7" draw:start-glue-point="0" draw:end-shape="id4" draw:end-glue-point="3" svg:d="M6500 10375h2000" svg:viewBox="0 0 2001 1">
          <text:p/>
        </draw:connector>
        <draw:custom-shape draw:style-name="gr15" draw:text-style-name="P1" xml:id="id8" draw:id="id8" draw:layer="layout" svg:width="3.5cm" svg:height="2.75cm" svg:x="15cm" svg:y="6.5cm">
          <text:p text:style-name="P1">Kotlin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" draw:layer="layout" draw:type="curve" svg:x1="15cm" svg:y1="7.875cm" svg:x2="12.75cm" svg:y2="10.375cm" draw:start-shape="id8" draw:start-glue-point="6" draw:end-shape="id4" draw:end-glue-point="1" svg:d="M15000 7875c-1687 0-563 2500-2250 2500" svg:viewBox="0 0 2251 2501">
          <text:p/>
        </draw:connector>
        <draw:connector draw:style-name="gr17" draw:text-style-name="P2" draw:layer="layout" draw:type="curve" svg:x1="6.25cm" svg:y1="2.875cm" svg:x2="8.5cm" svg:y2="2.375cm" draw:start-shape="id1" draw:start-glue-point="10" draw:end-shape="id9" draw:end-glue-point="3" svg:d="M6250 2875c1689 0 564-500 2250-500" svg:viewBox="0 0 2251 501">
          <text:p/>
        </draw:connector>
        <draw:custom-shape draw:style-name="gr2" draw:text-style-name="P1" xml:id="id10" draw:id="id10" draw:layer="layout" svg:width="4cm" svg:height="2.25cm" svg:x="14.5cm" svg:y="12.25cm">
          <text:p text:style-name="P1">StorJ</text:p>
          <text:p text:style-name="P1">Cloud Storage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draw:type="curve" svg:x1="14.5cm" svg:y1="13.375cm" svg:x2="10.625cm" svg:y2="11.25cm" draw:start-shape="id10" draw:start-glue-point="3" draw:end-shape="id4" draw:end-glue-point="2" svg:d="M14500 13375c-2584 0-3875-708-3875-2125" svg:viewBox="0 0 3876 2126">
          <text:p/>
        </draw:connector>
        <draw:connector draw:style-name="gr19" draw:text-style-name="P2" draw:layer="layout" draw:type="curve" svg:x1="10.625cm" svg:y1="15cm" svg:x2="14.5cm" svg:y2="13.375cm" draw:start-shape="id6" draw:start-glue-point="0" draw:end-shape="id10" draw:end-glue-point="3" svg:d="M10625 15000c0-1084 1291-1625 3875-1625" svg:viewBox="0 0 3876 1626">
          <text:p/>
        </draw:connector>
      </draw:page>
      <draw:page draw:name="page2" draw:style-name="dp1" draw:master-page-name="Standard">
        <draw:custom-shape draw:style-name="gr20" draw:text-style-name="P1" xml:id="id11" draw:id="id11" draw:layer="layout" svg:width="10.25cm" svg:height="1.25cm" svg:x="4.5cm" svg:y="1.5cm">
          <text:p text:style-name="P1">User Pushes to Github/Gitlab</text:p>
          <draw:enhanced-geometry svg:viewBox="0 0 21600 21600" draw:type="rectangle" draw:enhanced-path="M 0 0 L 21600 0 21600 21600 0 21600 0 0 Z N"/>
        </draw:custom-shape>
        <draw:custom-shape draw:style-name="gr21" draw:text-style-name="P1" xml:id="id12" draw:id="id12" draw:layer="layout" svg:width="10.25cm" svg:height="1.5cm" svg:x="4.5cm" svg:y="3.75cm">
          <text:p text:style-name="P1">TeamCity allocates a build Agent</text:p>
          <draw:enhanced-geometry svg:viewBox="0 0 21600 21600" draw:type="rectangle" draw:enhanced-path="M 0 0 L 21600 0 21600 21600 0 21600 0 0 Z N"/>
        </draw:custom-shape>
        <draw:custom-shape draw:style-name="gr21" draw:text-style-name="P1" xml:id="id13" draw:id="id13" draw:layer="layout" svg:width="10.25cm" svg:height="1.5cm" svg:x="4.5cm" svg:y="6cm">
          <text:p text:style-name="P1">Agent runs code compilation</text:p>
          <draw:enhanced-geometry svg:viewBox="0 0 21600 21600" draw:type="rectangle" draw:enhanced-path="M 0 0 L 21600 0 21600 21600 0 21600 0 0 Z N"/>
        </draw:custom-shape>
        <draw:custom-shape draw:style-name="gr22" draw:text-style-name="P1" xml:id="id14" draw:id="id14" draw:layer="layout" svg:width="5.75cm" svg:height="1.75cm" svg:x="2.5cm" svg:y="11.75cm">
          <text:p text:style-name="P1">Agent runs unit tests</text:p>
          <draw:enhanced-geometry svg:viewBox="0 0 21600 21600" draw:type="rectangle" draw:enhanced-path="M 0 0 L 21600 0 21600 21600 0 21600 0 0 Z N"/>
        </draw:custom-shape>
        <draw:custom-shape draw:style-name="gr23" draw:text-style-name="P1" xml:id="id15" draw:id="id15" draw:layer="layout" svg:width="7.5cm" svg:height="2cm" svg:x="11.25cm" svg:y="8.75cm">
          <text:p text:style-name="P1">Copy Executable to Tursa</text:p>
          <draw:enhanced-geometry svg:viewBox="0 0 21600 21600" draw:type="rectangle" draw:enhanced-path="M 0 0 L 21600 0 21600 21600 0 21600 0 0 Z N"/>
        </draw:custom-shape>
        <draw:custom-shape draw:style-name="gr24" draw:text-style-name="P1" xml:id="id17" draw:id="id17" draw:layer="layout" svg:width="7.5cm" svg:height="1.45cm" svg:x="11.25cm" svg:y="11.3cm">
          <text:p text:style-name="P1">Submit as SLURM job (and attach auth token)</text:p>
          <draw:enhanced-geometry svg:viewBox="0 0 21600 21600" draw:type="rectangle" draw:enhanced-path="M 0 0 L 21600 0 21600 21600 0 21600 0 0 Z N"/>
        </draw:custom-shape>
        <draw:custom-shape draw:style-name="gr25" draw:text-style-name="P1" xml:id="id16" draw:id="id16" draw:layer="layout" svg:width="5.75cm" svg:height="2.75cm" svg:x="2.5cm" svg:y="15.75cm">
          <text:p text:style-name="P1">Agent sends results to TeamCity</text:p>
          <draw:enhanced-geometry svg:viewBox="0 0 21600 21600" draw:type="rectangle" draw:enhanced-path="M 0 0 L 21600 0 21600 21600 0 21600 0 0 Z N"/>
        </draw:custom-shape>
        <draw:custom-shape draw:style-name="gr26" draw:text-style-name="P1" xml:id="id18" draw:id="id18" draw:layer="layout" svg:width="7.5cm" svg:height="2.75cm" svg:x="11.25cm" svg:y="13.5cm">
          <text:p text:style-name="P1">Compute Node runs unit test</text:p>
          <draw:enhanced-geometry svg:viewBox="0 0 21600 21600" draw:type="rectangle" draw:enhanced-path="M 0 0 L 21600 0 21600 21600 0 21600 0 0 Z N"/>
        </draw:custom-shape>
        <draw:custom-shape draw:style-name="gr23" draw:text-style-name="P1" xml:id="id20" draw:id="id20" draw:layer="layout" svg:width="7.5cm" svg:height="2cm" svg:x="11.25cm" svg:y="17cm">
          <text:p text:style-name="P1">Compute node sends results to TeamCity via REST API</text:p>
          <draw:enhanced-geometry svg:viewBox="0 0 21600 21600" draw:type="rectangle" draw:enhanced-path="M 0 0 L 21600 0 21600 21600 0 21600 0 0 Z N"/>
        </draw:custom-shape>
        <draw:custom-shape draw:style-name="gr27" draw:text-style-name="P1" xml:id="id19" draw:id="id19" draw:layer="layout" svg:width="8.5cm" svg:height="2.25cm" svg:x="5.5cm" svg:y="22.25cm">
          <text:p text:style-name="P1">TeamCity sends results to Github/Gitlab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draw:type="line" svg:x1="9.625cm" svg:y1="2.75cm" svg:x2="9.625cm" svg:y2="3.75cm" draw:start-shape="id11" draw:start-glue-point="2" draw:end-shape="id12" draw:end-glue-point="0" svg:d="M9625 2750v1000" svg:viewBox="0 0 1 1001">
          <text:p/>
        </draw:connector>
        <draw:connector draw:style-name="gr29" draw:text-style-name="P2" draw:layer="layout" draw:type="line" svg:x1="9.625cm" svg:y1="5.25cm" svg:x2="9.625cm" svg:y2="6cm" draw:start-shape="id12" draw:start-glue-point="2" draw:end-shape="id13" draw:end-glue-point="0" svg:d="M9625 5250v750" svg:viewBox="0 0 1 751">
          <text:p/>
        </draw:connector>
        <draw:connector draw:style-name="gr30" draw:text-style-name="P2" draw:layer="layout" draw:type="line" svg:x1="9.625cm" svg:y1="7.5cm" svg:x2="5.375cm" svg:y2="11.75cm" draw:start-shape="id13" draw:start-glue-point="2" draw:end-shape="id14" draw:end-glue-point="0" svg:d="M9625 7500l-4250 4250" svg:viewBox="0 0 4251 4251">
          <text:p/>
        </draw:connector>
        <draw:connector draw:style-name="gr31" draw:text-style-name="P2" draw:layer="layout" draw:type="line" svg:x1="9.625cm" svg:y1="7.5cm" svg:x2="15cm" svg:y2="8.75cm" draw:start-shape="id13" draw:start-glue-point="2" draw:end-shape="id15" draw:end-glue-point="0" svg:d="M9625 7500l5375 1250" svg:viewBox="0 0 5376 1251">
          <text:p/>
        </draw:connector>
        <draw:connector draw:style-name="gr32" draw:text-style-name="P2" draw:layer="layout" draw:type="line" svg:x1="5.375cm" svg:y1="13.5cm" svg:x2="5.375cm" svg:y2="15.75cm" draw:start-shape="id14" draw:start-glue-point="2" draw:end-shape="id16" draw:end-glue-point="0" svg:d="M5375 13500v2250" svg:viewBox="0 0 1 2251">
          <text:p/>
        </draw:connector>
        <draw:connector draw:style-name="gr33" draw:text-style-name="P2" draw:layer="layout" draw:type="line" svg:x1="15cm" svg:y1="10.75cm" svg:x2="15cm" svg:y2="11.3cm" draw:start-shape="id15" draw:start-glue-point="2" draw:end-shape="id17" draw:end-glue-point="0" svg:d="M15000 10750v550" svg:viewBox="0 0 1 551">
          <text:p/>
        </draw:connector>
        <draw:connector draw:style-name="gr34" draw:text-style-name="P2" draw:layer="layout" draw:type="line" svg:x1="15cm" svg:y1="12.75cm" svg:x2="15cm" svg:y2="13.5cm" draw:start-shape="id17" draw:start-glue-point="2" draw:end-shape="id18" draw:end-glue-point="0" svg:d="M15000 12750v750" svg:viewBox="0 0 1 751">
          <text:p/>
        </draw:connector>
        <draw:connector draw:style-name="gr35" draw:text-style-name="P2" draw:layer="layout" draw:type="line" svg:x1="5.375cm" svg:y1="18.5cm" svg:x2="9.75cm" svg:y2="22.25cm" draw:start-shape="id16" draw:start-glue-point="2" draw:end-shape="id19" draw:end-glue-point="0" svg:d="M5375 18500l4375 3750" svg:viewBox="0 0 4376 3751">
          <text:p/>
        </draw:connector>
        <draw:connector draw:style-name="gr36" draw:text-style-name="P2" draw:layer="layout" draw:type="line" svg:x1="15cm" svg:y1="16.25cm" svg:x2="15cm" svg:y2="17cm" draw:start-shape="id18" draw:start-glue-point="2" draw:end-shape="id20" draw:end-glue-point="0" svg:d="M15000 16250v750" svg:viewBox="0 0 1 751">
          <text:p/>
        </draw:connector>
        <draw:connector draw:style-name="gr37" draw:text-style-name="P2" draw:layer="layout" draw:type="line" svg:x1="15cm" svg:y1="19cm" svg:x2="9.75cm" svg:y2="22.25cm" draw:start-shape="id20" draw:start-glue-point="2" draw:end-shape="id19" draw:end-glue-point="0" svg:d="M15000 19000l-5250 3250" svg:viewBox="0 0 5251 3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" draw:display-name="Linienspitzen 2" svg:viewBox="0 0 20 20" svg:d="M0 20l10-20 10 20z"/>
    <draw:marker draw:name="Linienspitzen_20_20" draw:display-name="Linienspitzen 20" svg:viewBox="0 0 20 20" svg:d="M0 20l10-20 10 20z"/>
    <draw:marker draw:name="Linienspitzen_20_21" draw:display-name="Linienspitzen 21" svg:viewBox="0 0 20 20" svg:d="M0 20l10-20 10 20z"/>
    <draw:marker draw:name="Linienspitzen_20_22" draw:display-name="Linienspitzen 22" svg:viewBox="0 0 20 20" svg:d="M0 20l10-20 10 20z"/>
    <draw:marker draw:name="Linienspitzen_20_23" draw:display-name="Linienspitzen 23" svg:viewBox="0 0 20 20" svg:d="M0 20l10-20 10 20z"/>
    <draw:marker draw:name="Linienspitzen_20_24" draw:display-name="Linienspitzen 24" svg:viewBox="0 0 20 20" svg:d="M0 20l10-20 10 20z"/>
    <draw:marker draw:name="Linienspitzen_20_25" draw:display-name="Linienspitzen 25" svg:viewBox="0 0 20 20" svg:d="M0 20l10-20 10 20z"/>
    <draw:marker draw:name="Linienspitzen_20_26" draw:display-name="Linienspitzen 26" svg:viewBox="0 0 20 20" svg:d="M0 20l10-20 10 20z"/>
    <draw:marker draw:name="Linienspitzen_20_27" draw:display-name="Linienspitzen 27" svg:viewBox="0 0 20 20" svg:d="M0 20l10-20 10 20z"/>
    <draw:marker draw:name="Linienspitzen_20_28" draw:display-name="Linienspitzen 28" svg:viewBox="0 0 20 20" svg:d="M0 20l10-20 10 20z"/>
    <draw:marker draw:name="Linienspitzen_20_29" draw:display-name="Linienspitzen 29" svg:viewBox="0 0 20 20" svg:d="M0 20l10-20 10 20z"/>
    <draw:marker draw:name="Linienspitzen_20_3" draw:display-name="Linienspitzen 3" svg:viewBox="0 0 20 20" svg:d="M0 20l10-20 10 20z"/>
    <draw:marker draw:name="Linienspitzen_20_30" draw:display-name="Linienspitzen 30" svg:viewBox="0 0 20 20" svg:d="M0 20l10-20 10 20z"/>
    <draw:marker draw:name="Linienspitzen_20_5" draw:display-name="Linienspitzen 5" svg:viewBox="0 0 20 20" svg:d="M0 20l10-20 10 20z"/>
    <draw:marker draw:name="Linienspitzen_20_9" draw:display-name="Linienspitzen 9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0:17:07.623645192</meta:creation-date>
    <dc:date>2024-07-08T20:41:16.974027676</dc:date>
    <meta:editing-duration>PT24M9S</meta:editing-duration>
    <meta:editing-cycles>1</meta:editing-cycles>
    <meta:document-statistic meta:object-count="41"/>
    <meta:generator>LibreOffice/7.5.9.2$Linux_X86_64 LibreOffice_project/50$Build-2</meta:generator>
  </office:meta>
</office:document-meta>
</file>